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nsolas1" svg:font-family="Consolas, Menlo, 'courier new'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019fd0" officeooo:paragraph-rsid="00019fd0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size="26pt" officeooo:rsid="00019fd0" officeooo:paragraph-rsid="00019fd0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fo:font-size="18pt" officeooo:rsid="00019fd0" officeooo:paragraph-rsid="00019fd0" style:font-size-asian="15.75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3770d" officeooo:paragraph-rsid="0003770d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3770d" officeooo:paragraph-rsid="0003770d" fo:background-color="#fff5ce" style:font-size-asian="15.75pt" style:font-weight-asian="bold" style:font-size-complex="18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3770d" officeooo:paragraph-rsid="0003770d" fo:background-color="#fff5ce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3770d" officeooo:paragraph-rsid="0003770d" fo:background-color="#fff5ce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3770d" officeooo:paragraph-rsid="0003770d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officeooo:rsid="0001cec8" officeooo:paragraph-rsid="00019fd0" style:font-size-asian="17.5pt" style:font-size-complex="20pt"/>
    </style:style>
    <style:style style:name="P10" style:family="paragraph" style:parent-style-name="Text_20_body">
      <style:paragraph-properties fo:margin-left="0in" fo:margin-right="0in" fo:orphans="2" fo:widows="2" fo:text-indent="0in" style:auto-text-indent="false"/>
      <style:text-properties fo:font-size="12pt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03770d" officeooo:paragraph-rsid="0003770d" fo:background-color="#fff5ce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in" fo:margin-right="0in" fo:orphans="2" fo:widows="2" fo:text-indent="0in" style:auto-text-indent="false"/>
    </style:style>
    <style:style style:name="P13" style:family="paragraph" style:parent-style-name="Text_20_body">
      <style:paragraph-properties fo:margin-left="0in" fo:margin-right="0in" fo:margin-top="0.2in" fo:margin-bottom="0.2in" style:contextual-spacing="false" fo:orphans="2" fo:widows="2" fo:text-indent="0in" style:auto-text-indent="false"/>
      <style:text-properties officeooo:paragraph-rsid="0003770d"/>
    </style:style>
    <style:style style:name="P14" style:family="paragraph" style:parent-style-name="Text_20_body">
      <style:paragraph-properties fo:margin-left="0in" fo:margin-right="0in" fo:margin-top="0.2in" fo:margin-bottom="0.2in" style:contextual-spacing="false" fo:orphans="2" fo:widows="2" fo:text-indent="0in" style:auto-text-indent="false"/>
      <style:text-properties fo:font-variant="normal" fo:text-transform="none" fo:color="#000000" loext:opacity="100%" style:font-name="Verdana" fo:font-size="9pt" fo:letter-spacing="normal" fo:font-style="normal" fo:font-weight="normal" fo:background-color="#ffffcc" loext:padding="0in" loext:border="none"/>
    </style:style>
    <style:style style:name="P15" style:family="paragraph" style:parent-style-name="Text_20_body">
      <style:paragraph-properties fo:margin-left="0in" fo:margin-right="0in" fo:margin-top="0.2in" fo:margin-bottom="0.2in" style:contextual-spacing="false" fo:orphans="2" fo:widows="2" fo:text-indent="0in" style:auto-text-indent="false"/>
      <style:text-properties fo:font-variant="normal" fo:text-transform="none" fo:color="#000000" loext:opacity="100%" style:font-name="Verdana" fo:font-size="12pt" fo:letter-spacing="normal" fo:font-style="normal" fo:font-weight="normal" fo:background-color="transparent" style:font-size-asian="12pt" style:font-size-complex="12pt" loext:padding="0in" loext:border="none"/>
    </style:style>
    <style:style style:name="P16" style:family="paragraph" style:parent-style-name="Text_20_body">
      <style:paragraph-properties fo:margin-left="0in" fo:margin-right="0in" fo:margin-top="0.2in" fo:margin-bottom="0.2in" style:contextual-spacing="false" fo:orphans="2" fo:widows="2" fo:text-indent="0in" style:auto-text-indent="false"/>
      <style:text-properties fo:font-variant="normal" fo:text-transform="none" fo:color="#000000" loext:opacity="100%" style:font-name="Verdana" fo:font-size="12pt" fo:letter-spacing="normal" fo:font-style="normal" fo:font-weight="normal" officeooo:rsid="0003770d" officeooo:paragraph-rsid="0003770d" fo:background-color="transparent" style:font-size-asian="12pt" style:font-size-complex="12pt" loext:padding="0in" loext:border="none"/>
    </style:style>
    <style:style style:name="P17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Verdana" fo:font-size="24pt" fo:letter-spacing="normal" fo:font-style="normal" fo:font-weight="bold" officeooo:rsid="000625e3" officeooo:paragraph-rsid="000625e3" fo:background-color="transparent" style:font-size-asian="21pt" style:font-weight-asian="bold" style:font-size-complex="24pt" style:font-weight-complex="bold"/>
    </style:style>
    <style:style style:name="P18" style:family="paragraph" style:parent-style-name="Standard">
      <style:paragraph-properties style:line-height-at-least="0.2in"/>
      <style:text-properties fo:color="#cccccc" loext:opacity="100%" style:font-name="Consolas" fo:font-size="10.8000001907349pt" fo:font-weight="normal" fo:background-color="#1f1f1f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cccccc" loext:opacity="100%" style:font-name="Consolas" fo:font-size="10.8000001907349pt" fo:font-weight="normal" officeooo:rsid="000625e3" officeooo:paragraph-rsid="000625e3" fo:background-color="#1f1f1f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style:line-height-at-least="0.2in"/>
      <style:text-properties fo:color="#cccccc" loext:opacity="100%" fo:background-color="#1f1f1f"/>
    </style:style>
    <style:style style:name="P21" style:family="paragraph" style:parent-style-name="Standard">
      <style:paragraph-properties style:line-height-at-least="0.2in"/>
    </style:style>
    <style:style style:name="P22" style:family="paragraph" style:parent-style-name="Text_20_body">
      <style:paragraph-properties fo:margin-left="0in" fo:margin-right="0in" fo:orphans="2" fo:widows="2" fo:text-indent="0in" style:auto-text-indent="false"/>
      <style:text-properties officeooo:rsid="000546d8" officeooo:paragraph-rsid="000546d8"/>
    </style:style>
    <style:style style:name="P23" style:family="paragraph" style:parent-style-name="Text_20_body">
      <style:paragraph-properties fo:margin-left="0in" fo:margin-right="0in" fo:orphans="2" fo:widows="2" fo:text-indent="0in" style:auto-text-indent="false"/>
      <style:text-properties fo:font-size="22pt" fo:font-weight="bold" officeooo:rsid="000625e3" officeooo:paragraph-rsid="000625e3" style:font-size-asian="22pt" style:font-weight-asian="bold" style:font-size-complex="22pt" style:font-weight-complex="bold"/>
    </style:style>
    <style:style style:name="P24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size="22pt" fo:font-weight="bold" officeooo:rsid="0006a27f" officeooo:paragraph-rsid="0006a27f" style:font-size-asian="22pt" style:font-weight-asian="bold" style:font-size-complex="22pt" style:font-weight-complex="bold"/>
    </style:style>
    <style:style style:name="P25" style:family="paragraph" style:parent-style-name="Text_20_body">
      <style:paragraph-properties fo:margin-left="0in" fo:margin-right="0in" fo:orphans="2" fo:widows="2" fo:text-indent="0in" style:auto-text-indent="false"/>
      <style:text-properties fo:font-size="22pt" fo:font-weight="normal" officeooo:rsid="000625e3" officeooo:paragraph-rsid="000625e3" style:font-size-asian="22pt" style:font-weight-asian="normal" style:font-size-complex="22pt" style:font-weight-complex="normal"/>
    </style:style>
    <style:style style:name="P26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size="22pt" fo:font-weight="normal" officeooo:rsid="0006a27f" officeooo:paragraph-rsid="0006a27f" style:font-size-asian="22pt" style:font-weight-asian="normal" style:font-size-complex="22pt" style:font-weight-complex="normal"/>
    </style:style>
    <style:style style:name="P27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size="14pt" fo:font-weight="normal" officeooo:rsid="000625e3" officeooo:paragraph-rsid="000625e3" style:font-size-asian="12.25pt" style:font-weight-asian="normal" style:font-size-complex="14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26pt" officeooo:rsid="00019fd0" officeooo:paragraph-rsid="00019fd0" style:font-size-asian="26pt" style:font-size-complex="26pt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26pt" officeooo:rsid="00019fd0" officeooo:paragraph-rsid="00019fd0" style:font-size-asian="26pt" style:font-size-complex="26pt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26pt" officeooo:rsid="00019fd0" officeooo:paragraph-rsid="00019fd0" style:font-size-asian="26pt" style:font-size-complex="26pt"/>
    </style:style>
    <style:style style:name="P31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size="22pt" fo:font-weight="normal" officeooo:rsid="0006a27f" officeooo:paragraph-rsid="0006a27f" style:font-size-asian="22pt" style:font-weight-asian="normal" style:font-size-complex="22pt" style:font-weight-complex="normal"/>
    </style:style>
    <style:style style:name="P3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size="22pt" fo:font-weight="bold" officeooo:rsid="0007e570" officeooo:paragraph-rsid="0007e570" style:font-size-asian="22pt" style:font-weight-asian="bold" style:font-size-complex="22pt" style:font-weight-complex="bold"/>
    </style:style>
    <style:style style:name="P3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size="22pt" fo:font-weight="bold" officeooo:rsid="0007e570" officeooo:paragraph-rsid="0007e570" style:font-size-asian="22pt" style:font-weight-asian="bold" style:font-size-complex="22pt" style:font-weight-complex="bold"/>
    </style:style>
    <style:style style:name="P34" style:family="paragraph">
      <loext:graphic-properties draw:fill-color="#ffdbb6"/>
      <style:text-properties fo:font-size="12pt"/>
    </style:style>
    <style:style style:name="P35" style:family="paragraph">
      <loext:graphic-properties draw:fill-color="#ffdbb6"/>
    </style:style>
    <style:style style:name="T1" style:family="text">
      <style:text-properties fo:background-color="#ffff00" loext:char-shading-value="0"/>
    </style:style>
    <style:style style:name="T2" style:family="text">
      <style:text-properties fo:font-size="20pt" officeooo:rsid="0001cec8" style:font-size-asian="17.5pt" style:font-size-complex="20pt"/>
    </style:style>
    <style:style style:name="T3" style:family="text">
      <style:text-properties fo:font-variant="normal" fo:text-transform="none" fo:color="#1f1f1f" loext:opacity="100%" style:font-name="Google Sans" fo:font-size="12pt" fo:letter-spacing="normal" fo:font-style="normal" fo:font-weight="normal"/>
    </style:style>
    <style:style style:name="T4" style:family="text">
      <style:text-properties fo:font-variant="normal" fo:text-transform="none" fo:color="#1f1f1f" loext:opacity="100%" style:font-name="Google Sans" fo:font-size="12pt" fo:letter-spacing="normal" fo:font-style="normal" fo:font-weight="normal" officeooo:rsid="000371c3"/>
    </style:style>
    <style:style style:name="T5" style:family="text">
      <style:text-properties fo:font-variant="normal" fo:text-transform="none" fo:color="#1f1f1f" loext:opacity="100%" fo:letter-spacing="normal"/>
    </style:style>
    <style:style style:name="T6" style:family="text">
      <style:text-properties fo:font-variant="normal" fo:text-transform="none" fo:color="#040c28" loext:opacity="100%" style:font-name="Google Sans" fo:font-size="12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Verdana" fo:font-size="9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Verdana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Verdana" fo:letter-spacing="normal" fo:font-style="normal" fo:font-weight="normal" officeooo:rsid="0003770d"/>
    </style:style>
    <style:style style:name="T10" style:family="text">
      <style:text-properties fo:font-variant="normal" fo:text-transform="none" fo:color="#000000" loext:opacity="100%" style:font-name="Verdana" fo:letter-spacing="normal" fo:font-style="normal" fo:font-weight="normal" officeooo:rsid="0003770d" fo:background-color="#ffd7d7" loext:char-shading-value="0"/>
    </style:style>
    <style:style style:name="T11" style:family="text">
      <style:text-properties fo:font-variant="normal" fo:text-transform="none" fo:color="#000000" loext:opacity="100%" style:font-name="Verdana" fo:font-size="12pt" fo:letter-spacing="normal" fo:font-style="normal" style:text-underline-style="none" fo:font-weight="normal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Verdana" fo:font-size="12pt" fo:letter-spacing="normal" fo:font-style="normal" style:text-underline-style="none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style:font-name="Verdana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0000" loext:opacity="100%" style:font-name="Verdana" fo:font-size="12pt" fo:letter-spacing="normal" fo:font-style="normal" fo:font-weight="normal" officeooo:rsid="0003770d" style:font-size-asian="12pt" style:font-size-complex="12pt"/>
    </style:style>
    <style:style style:name="T15" style:family="text">
      <style:text-properties fo:font-variant="normal" fo:text-transform="none" fo:color="#000000" loext:opacity="100%" style:font-name="Verdana" fo:font-size="12pt" fo:letter-spacing="normal" fo:font-style="normal" fo:font-weight="normal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loext:opacity="100%" style:font-name="Verdana" fo:font-size="12pt" fo:letter-spacing="normal" fo:font-style="normal" fo:font-weight="normal" officeooo:rsid="0003770d" fo:background-color="transparent" loext:char-shading-value="0" style:font-size-asian="12pt" style:font-size-complex="12pt" loext:padding="0in" loext:border="none"/>
    </style:style>
    <style:style style:name="T17" style:family="text">
      <style:text-properties fo:font-variant="normal" fo:text-transform="none" fo:color="#000000" loext:opacity="100%" style:font-name="Verdana" fo:font-size="12pt" fo:letter-spacing="normal" fo:font-style="normal" fo:font-weight="normal" fo:background-color="#ffd7d7" loext:char-shading-value="0" style:font-size-asian="12pt" style:font-size-complex="12pt"/>
    </style:style>
    <style:style style:name="T18" style:family="text">
      <style:text-properties fo:font-variant="normal" fo:text-transform="none" fo:color="#000000" loext:opacity="100%" style:font-name="Verdana" fo:font-size="12pt" fo:letter-spacing="normal" fo:font-style="normal" fo:font-weight="normal" officeooo:rsid="0003770d" fo:background-color="#ffd7d7" loext:char-shading-value="0" style:font-size-asian="12pt" style:font-size-complex="12pt"/>
    </style:style>
    <style:style style:name="T19" style:family="text">
      <style:text-properties fo:font-variant="normal" fo:text-transform="none" fo:color="#000000" loext:opacity="100%" style:font-name="Verdana" fo:font-size="12pt" fo:letter-spacing="normal" fo:font-style="normal" fo:font-weight="normal" fo:background-color="#ffd8ce" loext:char-shading-value="0" style:font-size-asian="12pt" style:font-size-complex="12pt"/>
    </style:style>
    <style:style style:name="T20" style:family="text">
      <style:text-properties fo:font-variant="normal" fo:text-transform="none" fo:color="#000000" loext:opacity="100%" style:font-name="Verdana" fo:font-size="12pt" fo:letter-spacing="normal" fo:font-style="normal" fo:font-weight="bold" officeooo:rsid="0003770d" style:font-size-asian="12pt" style:font-size-complex="12pt"/>
    </style:style>
    <style:style style:name="T21" style:family="text">
      <style:text-properties fo:font-variant="normal" fo:text-transform="none" fo:color="#000000" loext:opacity="100%" style:font-name="Verdana" fo:font-size="14pt" fo:letter-spacing="normal" fo:font-style="normal" fo:font-weight="normal" style:font-size-asian="14pt" style:font-size-complex="14pt"/>
    </style:style>
    <style:style style:name="T22" style:family="text">
      <style:text-properties fo:font-variant="normal" fo:text-transform="none" fo:color="#000000" loext:opacity="100%" style:font-name="Verdana" fo:font-size="14pt" fo:letter-spacing="normal" fo:font-style="normal" fo:font-weight="normal" officeooo:rsid="0003770d" fo:background-color="transparent" loext:char-shading-value="0" style:font-size-asian="14pt" style:font-size-complex="14pt" loext:padding="0in" loext:border="none"/>
    </style:style>
    <style:style style:name="T23" style:family="text">
      <style:text-properties fo:font-variant="normal" fo:text-transform="none" fo:color="#000000" loext:opacity="100%" style:font-name="Verdana" fo:font-size="14pt" fo:letter-spacing="normal" fo:font-style="normal" fo:font-weight="normal" officeooo:rsid="0003770d" fo:background-color="#ffd7d7" loext:char-shading-value="0" style:font-size-asian="14pt" style:font-size-complex="14pt" loext:padding="0in" loext:border="none"/>
    </style:style>
    <style:style style:name="T24" style:family="text">
      <style:text-properties fo:font-variant="normal" fo:text-transform="none" fo:color="#000000" loext:opacity="100%" style:font-name="Verdana" fo:font-size="11pt" fo:letter-spacing="normal" fo:font-style="normal" fo:font-weight="normal" style:font-size-asian="11pt" style:font-size-complex="11pt"/>
    </style:style>
    <style:style style:name="T25" style:family="text">
      <style:text-properties fo:font-variant="normal" fo:text-transform="none" fo:color="#dc143c" loext:opacity="100%" style:font-name="Consolas1" fo:font-size="12pt" fo:letter-spacing="normal" fo:font-style="normal" style:text-underline-style="none" fo:font-weight="normal" fo:background-color="#dedede" loext:char-shading-value="0" style:font-size-asian="12pt" style:font-weight-asian="normal" style:font-size-complex="12pt" style:font-weight-complex="normal" loext:padding="0in" loext:border="none"/>
    </style:style>
    <style:style style:name="T26" style:family="text">
      <style:text-properties fo:font-variant="normal" fo:text-transform="none" fo:color="#dc143c" loext:opacity="100%" style:font-name="Consolas1" fo:font-size="12pt" fo:letter-spacing="normal" fo:font-style="normal" fo:font-weight="normal" fo:background-color="#dedede" loext:char-shading-value="0" style:font-size-asian="12pt" style:font-size-complex="12pt" loext:padding="0in" loext:border="none"/>
    </style:style>
    <style:style style:name="T27" style:family="text">
      <style:text-properties fo:font-variant="normal" fo:text-transform="none" fo:color="#dc143c" loext:opacity="100%" style:font-name="Consolas1" fo:font-size="12pt" fo:letter-spacing="normal" fo:font-style="normal" fo:font-weight="normal" officeooo:rsid="0003770d" fo:background-color="#dedede" loext:char-shading-value="0" style:font-size-asian="12pt" style:font-size-complex="12pt" loext:padding="0in" loext:border="none"/>
    </style:style>
    <style:style style:name="T28" style:family="text">
      <style:text-properties fo:font-variant="normal" fo:text-transform="none" fo:color="#dc143c" loext:opacity="100%" style:font-name="Consolas1" fo:font-size="14pt" fo:letter-spacing="normal" fo:font-style="normal" fo:font-weight="normal" fo:background-color="#dedede" loext:char-shading-value="0" style:font-size-asian="14pt" style:font-size-complex="14pt" loext:padding="0in" loext:border="none"/>
    </style:style>
    <style:style style:name="T29" style:family="text">
      <style:text-properties fo:font-variant="normal" fo:text-transform="none" fo:color="#dc143c" loext:opacity="100%" style:font-name="Consolas1" fo:font-size="11pt" fo:letter-spacing="normal" fo:font-style="normal" fo:font-weight="normal" fo:background-color="#dedede" loext:char-shading-value="0" style:font-size-asian="11pt" style:font-size-complex="11pt" loext:padding="0in" loext:border="none"/>
    </style:style>
    <style:style style:name="T30" style:family="text">
      <style:text-properties fo:font-variant="normal" fo:text-transform="none" fo:color="#569cd6" loext:opacity="100%" style:font-name="Verdana" fo:letter-spacing="normal" fo:font-style="normal" fo:background-color="transparent" loext:char-shading-value="0"/>
    </style:style>
    <style:style style:name="T31" style:family="text">
      <style:text-properties fo:font-variant="normal" fo:text-transform="none" style:font-name="Verdana" fo:letter-spacing="normal" fo:font-style="normal" fo:background-color="transparent" loext:char-shading-value="0"/>
    </style:style>
    <style:style style:name="T32" style:family="text">
      <style:text-properties fo:font-variant="normal" fo:text-transform="none" fo:color="#4fc1ff" loext:opacity="100%" style:font-name="Verdana" fo:letter-spacing="normal" fo:font-style="normal" fo:background-color="transparent" loext:char-shading-value="0"/>
    </style:style>
    <style:style style:name="T33" style:family="text">
      <style:text-properties fo:font-variant="normal" fo:text-transform="none" fo:color="#d4d4d4" loext:opacity="100%" style:font-name="Verdana" fo:letter-spacing="normal" fo:font-style="normal" fo:background-color="transparent" loext:char-shading-value="0"/>
    </style:style>
    <style:style style:name="T34" style:family="text">
      <style:text-properties officeooo:rsid="0003770d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fo:font-weight="normal" style:font-weight-asian="normal" style:font-weight-complex="normal"/>
    </style:style>
    <style:style style:name="T37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8" style:family="text">
      <style:text-properties style:text-underline-style="none" fo:font-weight="normal" fo:background-color="#ffd7d7" loext:char-shading-value="0" style:font-weight-asian="normal" style:font-weight-complex="normal"/>
    </style:style>
    <style:style style:name="T39" style:family="text">
      <style:text-properties fo:color="#dc143c" loext:opacity="100%" style:font-name="Consolas1" fo:font-size="11pt" fo:background-color="transparent" loext:char-shading-value="0" style:font-size-asian="11pt" style:font-size-complex="11pt"/>
    </style:style>
    <style:style style:name="T40" style:family="text">
      <style:text-properties fo:font-size="11pt" fo:font-weight="bold" fo:background-color="transparent" loext:char-shading-value="0" style:font-size-asian="11pt" style:font-size-complex="11pt"/>
    </style:style>
    <style:style style:name="T41" style:family="text">
      <style:text-properties fo:font-size="11pt" fo:background-color="transparent" loext:char-shading-value="0" style:font-size-asian="11pt" style:font-size-complex="11pt"/>
    </style:style>
    <style:style style:name="T42" style:family="text">
      <style:text-properties fo:background-color="#ffd7d7" loext:char-shading-value="0"/>
    </style:style>
    <style:style style:name="T43" style:family="text">
      <style:text-properties officeooo:rsid="0003770d" fo:background-color="#ffd7d7" loext:char-shading-value="0"/>
    </style:style>
    <style:style style:name="T44" style:family="text">
      <style:text-properties fo:color="#569cd6" loext:opacity="100%" style:font-name="Consolas" fo:font-size="10.8000001907349pt" fo:font-weight="normal"/>
    </style:style>
    <style:style style:name="T45" style:family="text">
      <style:text-properties fo:color="#4fc1ff" loext:opacity="100%"/>
    </style:style>
    <style:style style:name="T46" style:family="text">
      <style:text-properties fo:color="#d4d4d4" loext:opacity="100%" style:font-name="Consolas" fo:font-size="10.8000001907349pt" fo:font-weight="normal"/>
    </style:style>
    <style:style style:name="T47" style:family="text">
      <style:text-properties style:font-name="Consolas" fo:font-size="10.8000001907349pt" fo:font-weight="normal"/>
    </style:style>
    <style:style style:name="T48" style:family="text">
      <style:text-properties fo:color="#9cdcfe" loext:opacity="100%"/>
    </style:style>
    <style:style style:name="T49" style:family="text">
      <style:text-properties fo:color="#9cdcfe" loext:opacity="100%" style:font-name="Consolas" fo:font-size="10.8000001907349pt" fo:font-weight="normal"/>
    </style:style>
    <style:style style:name="T50" style:family="text">
      <style:text-properties fo:color="#ce9178" loext:opacity="100%" style:font-name="Consolas" fo:font-size="10.8000001907349pt" fo:font-weight="normal"/>
    </style:style>
    <style:style style:name="T51" style:family="text">
      <style:text-properties fo:color="#b5cea8" loext:opacity="100%" style:font-name="Consolas" fo:font-size="10.8000001907349pt" fo:font-weight="normal"/>
    </style:style>
    <style:style style:name="T52" style:family="text">
      <style:text-properties fo:color="#dcdcaa" loext:opacity="100%"/>
    </style:style>
    <text:list-style style:name="L1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dbb6" draw:textarea-horizontal-align="justify" draw:textarea-vertical-align="middle" draw:auto-grow-height="false" fo:min-height="1.6161in" fo:min-width="1.7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dbb6" draw:textarea-horizontal-align="justify" draw:textarea-vertical-align="middle" draw:auto-grow-height="false" fo:min-height="1.6165in" fo:min-width="1.67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</text:p>
      <text:p text:style-name="P1">(Block/global -scope declaration)</text:p>
      <text:p text:style-name="P1"/>
      <text:p text:style-name="P2">#<text:span text:style-name="T1">LET</text:span>: used jab hume is variable ki value future mai jaa kr change krni hai </text:p>
      <text:list text:style-name="L1">
        <text:list-item>
          <text:p text:style-name="P28">Declared only once </text:p>
        </text:list-item>
      </text:list>
      <text:p text:style-name="P2"/>
      <text:p text:style-name="P2"/>
      <text:p text:style-name="P2"/>
      <text:p text:style-name="P2">#<text:span text:style-name="T1">VAR</text:span>: Declared multiple times</text:p>
      <text:list text:style-name="L2">
        <text:list-item>
          <text:p text:style-name="P29">var can work globally </text:p>
        </text:list-item>
      </text:list>
      <text:p text:style-name="P2"/>
      <text:p text:style-name="P2"/>
      <text:p text:style-name="P2">#<text:span text:style-name="T1">Const</text:span>: remains constant throughout the code </text:p>
      <text:list text:style-name="L3">
        <text:list-item>
          <text:p text:style-name="P30">constant ko kabhiv bhi khaaali nhi chod skte</text:p>
          <text:p text:style-name="P30"><text:s text:c="13"/></text:p>
        </text:list-item>
      </text:list>
      <text:p text:style-name="P2"/>
      <text:p text:style-name="P2"><draw:custom-shape text:anchor-type="paragraph" draw:z-index="0" draw:name="Shape 1" draw:style-name="gr2" draw:text-style-name="P35" svg:width="1.6803in" svg:height="1.6169in" svg:x="1.0134in" svg:y="0.3654in"><text:p/><draw:enhanced-geometry svg:viewBox="0 0 21600 21600" draw:type="rectangle" draw:enhanced-path="M 0 0 L 21600 0 21600 21600 0 21600 0 0 Z N"/></draw:custom-shape><draw:custom-shape text:anchor-type="paragraph" draw:z-index="1" draw:name="Shape 2" draw:style-name="gr1" draw:text-style-name="P34" svg:width="1.7307in" svg:height="1.6161in" svg:x="2.8083in" svg:y="0.3535in"><text:p/><draw:enhanced-geometry svg:viewBox="0 0 21600 21600" draw:type="rectangle" draw:enhanced-path="M 0 0 L 21600 0 21600 21600 0 21600 0 0 Z N"/></draw:custom-shape><text:s text:c="14"/><text:span text:style-name="T2">memory <text:s text:c="10"/>value phase</text:span></text:p>
      <text:p text:style-name="P9"><text:s text:c="10"/></text:p>
      <text:p text:style-name="P9"><text:s text:c="42"/>v</text:p>
      <text:p text:style-name="P2"/>
      <text:p text:style-name="P3"/>
      <text:p text:style-name="P3"><text:soft-page-break/></text:p>
      <text:p text:style-name="P3"><text:span text:style-name="T3"><text:s/></text:span><text:span text:style-name="T4">HIGH ORDER FUNCTION :</text:span><text:span text:style-name="T3">A higher order function is </text:span><text:span text:style-name="T6">a function that takes one or more functions as arguments, or returns a function as its result</text:span> </text:p>
      <text:p text:style-name="P3"/>
      <text:p text:style-name="P3"/>
      <text:p text:style-name="P3"><text:span text:style-name="T4">CALLBACK FUNCTION :</text:span><text:span text:style-name="T3"> callback function is </text:span><text:span text:style-name="T6">a function passed into another function as an argument, which is then invoked inside the outer function to complete some kind of routine or action</text:span><text:span text:style-name="T3">.</text:span> </text:p>
      <text:p text:style-name="P3"/>
      <text:p text:style-name="P3"><text:span text:style-name="T6">Higher Order Function: A function that accepts a function as an argument and/or returns a function as its value.</text:span><text:span text:style-name="T5"> </text:span><text:span text:style-name="T6">Callback Function: A function that's passed as a argument to another function</text:span><text:span text:style-name="T3">.</text:span> </text:p>
      <text:p text:style-name="P3"/>
      <text:p text:style-name="P4">Array in javascript:<text:span text:style-name="T35"> <text:s/></text:span><text:span text:style-name="T36">it is non primitive data structure</text:span></text:p>
      <text:p text:style-name="P8">→ you can pass array in array </text:p>
      <text:p text:style-name="P8">→ It is mutable </text:p>
      <text:p text:style-name="P8">→ You can directly print array </text:p>
      <text:p text:style-name="P4"/>
      <text:p text:style-name="P7">ARRAY FUNCTIONS</text:p>
      <text:p text:style-name="P5"/>
      <text:p text:style-name="P5"><text:span text:style-name="T37">→</text:span><text:span text:style-name="T38">push function</text:span><text:span text:style-name="T37">: to insert a value in an array </text:span></text:p>
      <text:p text:style-name="P6"><text:span text:style-name="T11"><text:s/>The </text:span><text:span text:style-name="Source_20_Text"><text:span text:style-name="T25">push()</text:span></text:span><text:span text:style-name="T11"> method adds new items </text:span><text:span text:style-name="T12">to the end</text:span><text:span text:style-name="T11"> of an array.</text:span></text:p>
      <text:p text:style-name="P12"><text:span text:style-name="T13">The </text:span><text:span text:style-name="Source_20_Text"><text:span text:style-name="T26">push()</text:span></text:span><text:span text:style-name="T13"> method changes the length of the array.</text:span></text:p>
      <text:p text:style-name="P12"><text:span text:style-name="T13">The </text:span><text:span text:style-name="Source_20_Text"><text:span text:style-name="T26">push()</text:span></text:span><text:span text:style-name="T13"> method returns the new length.</text:span></text:p>
      <text:p text:style-name="P5"><text:span text:style-name="T37">→ </text:span><text:span text:style-name="T38">unshift function</text:span><text:span text:style-name="T37">: add element to the first index.</text:span></text:p>
      <text:p text:style-name="P6"><text:span text:style-name="T11">The </text:span><text:span text:style-name="Source_20_Text"><text:span text:style-name="T25">unshift()</text:span></text:span><text:span text:style-name="T11"> method adds new elements to </text:span><text:span text:style-name="T12">the beginning</text:span><text:span text:style-name="T11"> of an array.</text:span></text:p>
      <text:p text:style-name="P12"><text:span text:style-name="T13">The </text:span><text:span text:style-name="Source_20_Text"><text:span text:style-name="T26">unshift()</text:span></text:span><text:span text:style-name="T13"> method overwrites the original array.</text:span></text:p>
      <text:p text:style-name="P12"/>
      <text:p text:style-name="P12"><text:span text:style-name="T13">→ </text:span><text:span text:style-name="T18">pop function</text:span><text:span text:style-name="T14">: The </text:span><text:span text:style-name="Source_20_Text"><text:span text:style-name="T27">pop()</text:span></text:span><text:span text:style-name="T14"> method removes (pops) </text:span><text:span text:style-name="T20">the last element</text:span><text:span text:style-name="T14"> of an array.</text:span></text:p>
      <text:p text:style-name="P12"><text:span text:style-name="T13">The </text:span><text:span text:style-name="Source_20_Text"><text:span text:style-name="T26">pop()</text:span></text:span><text:span text:style-name="T13"> method changes the original array.</text:span></text:p>
      <text:p text:style-name="P12"><text:span text:style-name="T13">The </text:span><text:span text:style-name="Source_20_Text"><text:span text:style-name="T26">pop()</text:span></text:span><text:span text:style-name="T13"> method returns the removed element</text:span><text:span text:style-name="T7">.</text:span></text:p>
      <text:p text:style-name="P10"/>
      <text:p text:style-name="P10"><text:soft-page-break/><text:span text:style-name="T8">→ </text:span><text:span text:style-name="T10">shift function</text:span><text:span text:style-name="T9"> : </text:span></text:p>
      <text:p text:style-name="P14"><text:span text:style-name="T41">The </text:span><text:span text:style-name="Source_20_Text"><text:span text:style-name="T39">shift()</text:span></text:span><text:span text:style-name="T41"> method removes </text:span><text:span text:style-name="T40">the first item</text:span><text:span text:style-name="T41"> of an array.</text:span></text:p>
      <text:p text:style-name="P12"><text:span text:style-name="T24">The </text:span><text:span text:style-name="Source_20_Text"><text:span text:style-name="T29">shift()</text:span></text:span><text:span text:style-name="T24"> method changes the original array.</text:span></text:p>
      <text:p text:style-name="P12"><text:span text:style-name="T24">The </text:span><text:span text:style-name="Source_20_Text"><text:span text:style-name="T29">shift()</text:span></text:span><text:span text:style-name="T24"> method returns the shifted elemen</text:span><text:span text:style-name="T7">t</text:span></text:p>
      <text:p text:style-name="P15">→ <text:span text:style-name="T43">Index of</text:span><text:span text:style-name="T34"> : return particular index of an element </text:span></text:p>
      <text:p text:style-name="P15">→<text:span text:style-name="T42"> </text:span><text:span text:style-name="T43">includes</text:span><text:span text:style-name="T34"> : check whether the element is present in an array or not </text:span></text:p>
      <text:p text:style-name="P13"><text:span text:style-name="T16">→ </text:span><text:span text:style-name="T23">Map </text:span><text:span text:style-name="T22">: </text:span><text:span text:style-name="Source_20_Text"><text:span text:style-name="T28">map()</text:span></text:span><text:span text:style-name="T21"> creates a new array from calling a function for every array element.</text:span></text:p>
      <text:p text:style-name="P12"><text:span text:style-name="Source_20_Text"><text:span text:style-name="T28">map()</text:span></text:span><text:span text:style-name="T21"> does not execute the function for empty elements.</text:span></text:p>
      <text:p text:style-name="P12"><text:span text:style-name="Source_20_Text"><text:span text:style-name="T28">map()</text:span></text:span><text:span text:style-name="T21"> does not change the original array.</text:span></text:p>
      <text:p text:style-name="P12"/>
      <text:p text:style-name="P12"><text:span text:style-name="T7">→ </text:span><text:span text:style-name="T17"><text:s/></text:span><text:span text:style-name="T18">filter </text:span><text:span text:style-name="T14">:</text:span><text:span text:style-name="T13">The </text:span><text:span text:style-name="Source_20_Text"><text:span text:style-name="T26">filter()</text:span></text:span><text:span text:style-name="T13"> method creates a new array filled with elements that pass a test provided by a function.</text:span></text:p>
      <text:p text:style-name="P12"><text:span text:style-name="T13">The </text:span><text:span text:style-name="Source_20_Text"><text:span text:style-name="T26">filter()</text:span></text:span><text:span text:style-name="T13"> method does not execute the function for empty elements.</text:span></text:p>
      <text:p text:style-name="P12"><text:span text:style-name="T13">The </text:span><text:span text:style-name="Source_20_Text"><text:span text:style-name="T26">filter()</text:span></text:span><text:span text:style-name="T13"> method does not change the original array.</text:span></text:p>
      <text:p text:style-name="P12"/>
      <text:p text:style-name="P22"><text:span text:style-name="T13">→ </text:span><text:span text:style-name="T19">Reduce: </text:span><text:span text:style-name="T15">current value se travese krate jayega or accumulator mai add krte jayega</text:span></text:p>
      <text:p text:style-name="P22"/>
      <text:p text:style-name="P17">OBJECTS IN JS</text:p>
      <text:p text:style-name="P19"><text:span text:style-name="T30">const</text:span><text:span text:style-name="T31"> </text:span><text:span text:style-name="T32">person</text:span><text:span text:style-name="T33">=</text:span><text:span text:style-name="T31">{</text:span></text:p>
      <text:p text:style-name="P20">    <text:span text:style-name="T49">firstName:</text:span><text:span text:style-name="T50">"pankaj"</text:span><text:span text:style-name="T47">,</text:span></text:p>
      <text:p text:style-name="P20">    <text:span text:style-name="T49">lastName:</text:span><text:span text:style-name="T50">"oberoi"</text:span><text:span text:style-name="T47">,</text:span></text:p>
      <text:p text:style-name="P20">    <text:span text:style-name="T49">age:</text:span><text:span text:style-name="T47">(</text:span><text:span text:style-name="T51">2024</text:span><text:span text:style-name="T46">-</text:span><text:span text:style-name="T51">2001</text:span><text:span text:style-name="T47">),</text:span></text:p>
      <text:p text:style-name="P20">    <text:span text:style-name="T49">jobStatus:</text:span><text:span text:style-name="T47"> </text:span><text:span text:style-name="T44">true</text:span><text:span text:style-name="T47">,</text:span></text:p>
      <text:p text:style-name="P20">    <text:span text:style-name="T49">friends:</text:span><text:span text:style-name="T47">[</text:span><text:span text:style-name="T50">'raju'</text:span><text:span text:style-name="T47">,</text:span><text:span text:style-name="T50">'chutki'</text:span><text:span text:style-name="T47">,</text:span><text:span text:style-name="T50">"bheem"</text:span><text:span text:style-name="T47">]</text:span></text:p>
      <text:p text:style-name="P21"/>
      <text:p text:style-name="P18"><text:soft-page-break/>}</text:p>
      <text:p text:style-name="P18"><text:span text:style-name="T48">console</text:span>.<text:span text:style-name="T52">log</text:span>(<text:span text:style-name="T45">person</text:span>);</text:p>
      <text:p text:style-name="P27"/>
      <text:p text:style-name="P12"/>
      <text:p text:style-name="P23">FOR LOOP: <text:s/>ex</text:p>
      <text:p text:style-name="P25"><text:s/>for(intialise,condition,inc/dec){</text:p>
      <text:p text:style-name="P23"/>
      <text:p text:style-name="P25">}</text:p>
      <text:p text:style-name="P25"/>
      <text:p text:style-name="P24">Document Object Model (DOM)</text:p>
      <text:p text:style-name="P26">Dom Manipulation → ek ek element ko fetch krenge → selector</text:p>
      <text:p text:style-name="P26"/>
      <text:p text:style-name="P26">if you want to modify you have to run a for loop in a particular code for a getElementByTag and getElementById</text:p>
      <text:p text:style-name="P26"/>
      <text:p text:style-name="P26">→ getElementById</text:p>
      <text:p text:style-name="P26">→ getElementByClass</text:p>
      <text:p text:style-name="P26">→ getElementByTags</text:p>
      <text:p text:style-name="P26"><text:soft-page-break/>→ query selector(you have to mention # and . <text:s/>For the query selector </text:p>
      <text:p text:style-name="P26"/>
      <text:p text:style-name="P26"/>
      <text:p text:style-name="P32">EVENTS IN JS</text:p>
      <text:p text:style-name="P33"/>
      <text:p text:style-name="P16"/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nsolas1" svg:font-family="Consolas, Menlo, 'courier new'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7T15:56:40.405000000</meta:creation-date>
    <dc:date>2024-05-03T07:17:05.946000000</dc:date>
    <meta:editing-duration>P9DT17H43M17S</meta:editing-duration>
    <meta:editing-cycles>8</meta:editing-cycles>
    <meta:generator>LibreOffice/7.5.3.2$Windows_X86_64 LibreOffice_project/9f56dff12ba03b9acd7730a5a481eea045e468f3</meta:generator>
    <meta:document-statistic meta:table-count="0" meta:image-count="0" meta:object-count="0" meta:page-count="5" meta:paragraph-count="63" meta:word-count="474" meta:character-count="2920" meta:non-whitespace-character-count="2380"/>
  </office:meta>
</office:document-meta>
</file>